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e2a44" officeooo:paragraph-rsid="001e2a44"/>
    </style:style>
    <style:style style:name="P2" style:family="paragraph" style:parent-style-name="Standard">
      <style:text-properties officeooo:rsid="001e2a44" officeooo:paragraph-rsid="002263a4"/>
    </style:style>
    <style:style style:name="P3" style:family="paragraph" style:parent-style-name="Standard">
      <style:text-properties officeooo:paragraph-rsid="001e2a44"/>
    </style:style>
    <style:style style:name="P4" style:family="paragraph" style:parent-style-name="Standard">
      <style:text-properties officeooo:rsid="002263a4" officeooo:paragraph-rsid="002263a4"/>
    </style:style>
    <style:style style:name="P5" style:family="paragraph" style:parent-style-name="Standard">
      <style:text-properties fo:font-weight="bold" officeooo:rsid="002263a4" officeooo:paragraph-rsid="002263a4" style:font-weight-asian="bold" style:font-weight-complex="bold"/>
    </style:style>
    <style:style style:name="P6" style:family="paragraph" style:parent-style-name="Standard">
      <style:text-properties fo:font-weight="bold" officeooo:rsid="0023287e" officeooo:paragraph-rsid="0023287e" style:font-weight-asian="bold" style:font-weight-complex="bold"/>
    </style:style>
    <style:style style:name="P7" style:family="paragraph" style:parent-style-name="Standard">
      <style:text-properties fo:font-weight="bold" officeooo:rsid="0023f7fa" officeooo:paragraph-rsid="0023f7fa" style:font-weight-asian="bold" style:font-weight-complex="bold"/>
    </style:style>
    <style:style style:name="P8" style:family="paragraph" style:parent-style-name="Standard">
      <style:text-properties fo:font-weight="bold" officeooo:rsid="00294be3" officeooo:paragraph-rsid="00294be3" style:font-weight-asian="bold" style:font-weight-complex="bold"/>
    </style:style>
    <style:style style:name="P9" style:family="paragraph" style:parent-style-name="Standard">
      <style:text-properties fo:font-weight="bold" officeooo:rsid="002a56ca" officeooo:paragraph-rsid="002a56ca" style:font-weight-asian="bold" style:font-weight-complex="bold"/>
    </style:style>
    <style:style style:name="P10" style:family="paragraph" style:parent-style-name="Standard">
      <style:text-properties fo:font-weight="bold" officeooo:rsid="002c10c3" officeooo:paragraph-rsid="002c10c3" style:font-weight-asian="bold" style:font-weight-complex="bold"/>
    </style:style>
    <style:style style:name="P11" style:family="paragraph" style:parent-style-name="Standard">
      <style:text-properties fo:font-weight="bold" officeooo:rsid="002c10c3" officeooo:paragraph-rsid="002df472" style:font-weight-asian="bold" style:font-weight-complex="bold"/>
    </style:style>
    <style:style style:name="P12" style:family="paragraph" style:parent-style-name="Standard">
      <style:text-properties fo:font-weight="bold" officeooo:rsid="002df472" officeooo:paragraph-rsid="002df472" style:font-weight-asian="bold" style:font-weight-complex="bold"/>
    </style:style>
    <style:style style:name="P13" style:family="paragraph" style:parent-style-name="Standard">
      <style:text-properties fo:font-weight="bold" officeooo:rsid="003370e1" officeooo:paragraph-rsid="003370e1" style:font-weight-asian="bold" style:font-weight-complex="bold"/>
    </style:style>
    <style:style style:name="P14" style:family="paragraph" style:parent-style-name="Standard">
      <style:text-properties fo:font-weight="bold" officeooo:rsid="00351cd1" officeooo:paragraph-rsid="00351cd1" style:font-weight-asian="bold" style:font-weight-complex="bold"/>
    </style:style>
    <style:style style:name="P15" style:family="paragraph" style:parent-style-name="Standard">
      <style:text-properties fo:font-weight="bold" officeooo:rsid="003728e1" officeooo:paragraph-rsid="003728e1" style:font-weight-asian="bold" style:font-weight-complex="bold"/>
    </style:style>
    <style:style style:name="P16" style:family="paragraph" style:parent-style-name="Standard">
      <style:text-properties fo:font-weight="bold" officeooo:rsid="00386bf9" officeooo:paragraph-rsid="00386bf9" style:font-weight-asian="bold" style:font-weight-complex="bold"/>
    </style:style>
    <style:style style:name="P17" style:family="paragraph" style:parent-style-name="Standard">
      <style:text-properties fo:font-weight="bold" officeooo:rsid="0038eca6" officeooo:paragraph-rsid="0038eca6" style:font-weight-asian="bold" style:font-weight-complex="bold"/>
    </style:style>
    <style:style style:name="P18" style:family="paragraph" style:parent-style-name="Standard">
      <style:text-properties fo:font-weight="bold" officeooo:rsid="0038eca6" officeooo:paragraph-rsid="0038eca6" style:font-weight-asian="bold" style:font-weight-complex="bold"/>
    </style:style>
    <style:style style:name="P19" style:family="paragraph" style:parent-style-name="Standard">
      <style:text-properties fo:font-weight="bold" officeooo:rsid="003a3011" officeooo:paragraph-rsid="003a3011" style:font-weight-asian="bold" style:font-weight-complex="bold"/>
    </style:style>
    <style:style style:name="T1" style:family="text">
      <style:text-properties officeooo:rsid="001e40b9"/>
    </style:style>
    <style:style style:name="T2" style:family="text">
      <style:text-properties officeooo:rsid="002263a4"/>
    </style:style>
    <style:style style:name="T3" style:family="text">
      <style:text-properties officeooo:rsid="0023287e"/>
    </style:style>
    <style:style style:name="T4" style:family="text">
      <style:text-properties officeooo:rsid="0023f7fa"/>
    </style:style>
    <style:style style:name="T5" style:family="text">
      <style:text-properties officeooo:rsid="00294be3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94be3" style:font-weight-asian="bold" style:font-weight-complex="bold"/>
    </style:style>
    <style:style style:name="T8" style:family="text">
      <style:text-properties fo:font-weight="bold" officeooo:rsid="002c10c3" style:font-weight-asian="bold" style:font-weight-complex="bold"/>
    </style:style>
    <style:style style:name="T9" style:family="text">
      <style:text-properties fo:font-weight="bold" officeooo:rsid="003728e1" style:font-weight-asian="bold" style:font-weight-complex="bold"/>
    </style:style>
    <style:style style:name="T10" style:family="text">
      <style:text-properties officeooo:rsid="002a56ca"/>
    </style:style>
    <style:style style:name="T11" style:family="text">
      <style:text-properties officeooo:rsid="002c10c3"/>
    </style:style>
    <style:style style:name="T12" style:family="text">
      <style:text-properties officeooo:rsid="003370e1"/>
    </style:style>
    <style:style style:name="T13" style:family="text">
      <style:text-properties officeooo:rsid="00351cd1"/>
    </style:style>
    <style:style style:name="T14" style:family="text">
      <style:text-properties officeooo:rsid="00386b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guar 6</text:p>
      <text:p text:style-name="P1"><text:tab/>B – The State is necessary, but needs change. My strike team is the instrument. <text:span text:style-name="T1">II</text:span></text:p>
      <text:p text:style-name="P1"><text:tab/>I – Nonlethal unless absolutely necessary or demanded by the State. <text:span text:style-name="T1">IX</text:span></text:p>
      <text:p text:style-name="P1"><text:tab/>G – Do what the State says, but not in a way that glorifies the State or terrifies its people. <text:span text:style-name="T1">XI</text:span></text:p>
      <text:p text:style-name="P1"/>
      <text:p text:style-name="P1">Steady Hands</text:p>
      <text:p text:style-name="P1"><text:tab/>B – <text:span text:style-name="T4">Take the most practical route.</text:span></text:p>
      <text:p text:style-name="P1"><text:tab/>I – No machine is a broken machine. <text:span text:style-name="T1">IX</text:span></text:p>
      <text:p text:style-name="P1"><text:tab/>G – Progress on personal projects. <text:span text:style-name="T1">II</text:span></text:p>
      <text:p text:style-name="P1"/>
      <text:p text:style-name="P1">NU 5</text:p>
      <text:p text:style-name="P1"><text:tab/>B – Fear is the most valuable tool at my disposal. <text:span text:style-name="T1">II</text:span></text:p>
      <text:p text:style-name="P1"><text:tab/>I – Once an enemy of the State begins combat, there is no other option but neutralization. <text:span text:style-name="T1">I</text:span></text:p>
      <text:p text:style-name="P1"><text:tab/>G – It is my duty to protect the State and everything it controls. <text:span text:style-name="T1">II</text:span></text:p>
      <text:p text:style-name="P1"/>
      <text:p text:style-name="P1">Swift Feet</text:p>
      <text:p text:style-name="P1"><text:tab/>B – I must make examples of my targets. <text:span text:style-name="T1">XI</text:span></text:p>
      <text:p text:style-name="P1"><text:tab/>I – Plan ahead for future attacks on myself and my allies. <text:span text:style-name="T1">II</text:span></text:p>
      <text:p text:style-name="P1"><text:tab/>G – Follow mission prerogative as efficiently as possible. I<text:span text:style-name="T2">I</text:span></text:p>
      <text:p text:style-name="P3"/>
      <text:p text:style-name="P1">Kiralyf</text:p>
      <text:p text:style-name="P1"><text:tab/>B – <text:span text:style-name="T2"><text:s/>Undead are the next steps in human evolution. Raise one undead every session. II</text:span></text:p>
      <text:p text:style-name="P1"><text:tab/>I – <text:span text:style-name="T2">Bide my time—don’t be hastey and get myself killed again. II</text:span></text:p>
      <text:p text:style-name="P2"><text:tab/>G - <text:span text:style-name="T2">Get an undead to join my cause every session. II</text:span></text:p>
      <text:p text:style-name="P2"/>
      <text:p text:style-name="P5">Session 1: +11</text:p>
      <text:p text:style-name="P5">-10 → lvl 4</text:p>
      <text:p text:style-name="P5">Total: 1</text:p>
      <text:p text:style-name="P5"/>
      <text:p text:style-name="P5">Session 2: +11</text:p>
      <text:p text:style-name="P6">Session 3: +12</text:p>
      <text:p text:style-name="P5">Total: <text:span text:style-name="T3">24</text:span></text:p>
      <text:p text:style-name="P7">Session 4: +12</text:p>
      <text:p text:style-name="P7">Total 36</text:p>
      <text:p text:style-name="P7">-30 → lvl 5</text:p>
      <text:p text:style-name="P7">Total 6</text:p>
      <text:p text:style-name="P7"/>
      <text:p text:style-name="P7">Session 5: +10</text:p>
      <text:p text:style-name="P7">Total <text:span text:style-name="T5">16</text:span></text:p>
      <text:p text:style-name="P7"/>
      <text:p text:style-name="P8">Session 6: +12</text:p>
      <text:p text:style-name="P8">Total 28</text:p>
      <text:p text:style-name="P8"/>
      <text:p text:style-name="P8">Session 7: +12</text:p>
      <text:p text:style-name="P8">Total 40</text:p>
      <text:p text:style-name="P8">-<text:span text:style-name="T10">30 → lvl 6</text:span></text:p>
      <text:p text:style-name="P9">Total 10</text:p>
      <text:p text:style-name="P9">Session 8: +12</text:p>
      <text:p text:style-name="P9">Total: 22</text:p>
      <text:p text:style-name="P9"><text:soft-page-break/>Session 9: +16</text:p>
      <text:p text:style-name="P9">Total 38</text:p>
      <text:p text:style-name="P9">-30 → lvl 8</text:p>
      <text:p text:style-name="P9">Total: 8</text:p>
      <text:p text:style-name="P9"/>
      <text:p text:style-name="P9">Session 10.2: +12</text:p>
      <text:p text:style-name="P9">Total: 20</text:p>
      <text:p text:style-name="P9"/>
      <text:p text:style-name="P9">Session 10.1: +3</text:p>
      <text:p text:style-name="P9">Total: 23</text:p>
      <text:p text:style-name="P9"/>
      <text:p text:style-name="P9">Session 10.3: +3</text:p>
      <text:p text:style-name="P9">Total: 26</text:p>
      <text:p text:style-name="P9"/>
      <text:p text:style-name="P9">Session 11: <text:span text:style-name="T11">+11</text:span></text:p>
      <text:p text:style-name="P10">Total: 37</text:p>
      <text:p text:style-name="P10">-30 → lvl 9</text:p>
      <text:p text:style-name="P10">Total: 7</text:p>
      <text:p text:style-name="P12"/>
      <text:p text:style-name="P12">Session 11.5: +4</text:p>
      <text:p text:style-name="P12">Total: 11</text:p>
      <text:p text:style-name="P12"/>
      <text:p text:style-name="P12">Session 12: +15</text:p>
      <text:p text:style-name="P12">Total: 26</text:p>
      <text:p text:style-name="P12"/>
      <text:p text:style-name="P12">Session 13: +14</text:p>
      <text:p text:style-name="P12">Total: <text:span text:style-name="T12">40</text:span></text:p>
      <text:p text:style-name="P12">-<text:span text:style-name="T12">30 → lvl 10</text:span></text:p>
      <text:p text:style-name="P13">Total: 10</text:p>
      <text:p text:style-name="P11"/>
      <text:p text:style-name="P13">Session 14 – 14.5: +20</text:p>
      <text:p text:style-name="P13">Total: 30</text:p>
      <text:p text:style-name="P13">-30 → lvl 11</text:p>
      <text:p text:style-name="P13">Total: 0</text:p>
      <text:p text:style-name="P13"/>
      <text:p text:style-name="P13">Session 15: +12</text:p>
      <text:p text:style-name="P13">Total: 12</text:p>
      <text:p text:style-name="P13"/>
      <text:p text:style-name="P13">Session 15.1: +2</text:p>
      <text:p text:style-name="P13">Total: 14</text:p>
      <text:p text:style-name="P13"/>
      <text:p text:style-name="P13">Session 15.2: +3</text:p>
      <text:p text:style-name="P13">Total: 17</text:p>
      <text:p text:style-name="P13"/>
      <text:p text:style-name="P13">Session 16: <text:span text:style-name="T13">+ 8</text:span></text:p>
      <text:p text:style-name="P14">Total: 25</text:p>
      <text:p text:style-name="P13"/>
      <text:p text:style-name="P15">Session 17: +12</text:p>
      <text:p text:style-name="P15">Total: 37</text:p>
      <text:p text:style-name="P15"><text:soft-page-break/>-30 → lvl 12</text:p>
      <text:p text:style-name="P15">Total: 7</text:p>
      <text:p text:style-name="P15"/>
      <text:p text:style-name="P15">Session 18: <text:span text:style-name="T14">+10</text:span></text:p>
      <text:p text:style-name="P16">Total: 17</text:p>
      <text:p text:style-name="P11"/>
      <text:p text:style-name="P17">Session 19: +11</text:p>
      <text:p text:style-name="P17">Total: 28</text:p>
      <text:p text:style-name="P17"/>
      <text:p text:style-name="P19"/>
      <text:p text:style-name="P17"/>
      <text:p text:style-name="P4"><text:span text:style-name="T6">Next level: </text:span><text:span text:style-name="T7">Level </text:span><text:span text:style-name="T8">1</text:span><text:span text:style-name="T9">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15:40:40.420028489</meta:creation-date>
    <dc:date>2020-04-05T17:53:53.412586904</dc:date>
    <meta:editing-duration>PT7H36M31S</meta:editing-duration>
    <meta:editing-cycles>19</meta:editing-cycles>
    <meta:generator>LibreOffice/6.0.7.3$Linux_X86_64 LibreOffice_project/00m0$Build-3</meta:generator>
    <meta:document-statistic meta:table-count="0" meta:image-count="0" meta:object-count="0" meta:page-count="3" meta:paragraph-count="83" meta:word-count="357" meta:character-count="1726" meta:non-whitespace-character-count="1422"/>
  </office:meta>
</office:document-meta>
</file>